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58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ocal sum</text:p>
          </table:table-cell>
          <table:table-cell office:value-type="string" calcext:value-type="string">
            <text:p>local differences</text:p>
          </table:table-cell>
          <table:table-cell office:value-type="string" calcext:value-type="string">
            <text:p>central locla differences</text:p>
          </table:table-cell>
          <table:table-cell office:value-type="string" calcext:value-type="string">
            <text:p>scaled predicted valu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mapped residuals</text:p>
          </table:table-cell>
          <table:table-cell office:value-type="string" calcext:value-type="string">
            <text:p>error</text:p>
          </table:table-cell>
          <table:table-cell table:style-name="ce2" office:value-type="string" calcext:value-type="string">
            <text:p>weights</text:p>
          </table:table-cell>
          <table:table-cell office:value-type="string" calcext:value-type="string">
            <text:p>abs_delta</text:p>
          </table:table-cell>
          <table:table-cell office:value-type="string" calcext:value-type="string">
            <text:p>sign_scaled</text:p>
          </table:table-cell>
          <table:table-cell table:number-columns-repeated="6"/>
        </table:table-row>
        <table:table-row table:style-name="ro1">
          <table:table-cell office:value-type="float" office:value="10070.11023" calcext:value-type="float">
            <text:p>10070.11023</text:p>
          </table:table-cell>
          <table:table-cell office:value-type="float" office:value="6314.126233" calcext:value-type="float">
            <text:p>6314.126233</text:p>
          </table:table-cell>
          <table:table-cell office:value-type="float" office:value="3200.515391" calcext:value-type="float">
            <text:p>3200.515391</text:p>
          </table:table-cell>
          <table:table-cell office:value-type="float" office:value="6209.057598" calcext:value-type="float">
            <text:p>6209.057598</text:p>
          </table:table-cell>
          <table:table-cell office:value-type="float" office:value="3123.235298" calcext:value-type="float">
            <text:p>3123.235298</text:p>
          </table:table-cell>
          <table:table-cell office:value-type="float" office:value="6905.487776" calcext:value-type="float">
            <text:p>6905.487776</text:p>
          </table:table-cell>
          <table:table-cell office:value-type="float" office:value="3542.67008" calcext:value-type="float">
            <text:p>3542.67008</text:p>
          </table:table-cell>
          <table:table-cell table:style-name="ce1" office:value-type="float" office:value="3006.029932" calcext:value-type="float">
            <text:p>3006.029932</text:p>
          </table:table-cell>
          <table:table-cell office:value-type="float" office:value="5394.585159" calcext:value-type="float">
            <text:p>5394.585159</text:p>
          </table:table-cell>
          <table:table-cell office:value-type="float" office:value="3403.64944" calcext:value-type="float">
            <text:p>3403.64944</text:p>
          </table:table-cell>
          <table:table-cell office:value-type="float" office:value="3362.404384" calcext:value-type="float">
            <text:p>3362.404384</text:p>
          </table:table-cell>
          <table:table-cell table:number-columns-repeated="3"/>
          <table:table-cell table:formula="of:=[.A2]+[.B2]+[.C2]+[.D2]+[.E2]+[.F2]+[.G2]+[.H2]+[.I2]" office:value-type="float" office:value="47765.817697" calcext:value-type="float">
            <text:p>47765.817697</text:p>
          </table:table-cell>
          <table:table-cell table:formula="of:=13070/[.O2]" office:value-type="float" office:value="0.273626635744181" calcext:value-type="float">
            <text:p>0.2736266357</text:p>
          </table:table-cell>
          <table:table-cell table:formula="of:=SUM([.P2:.P21])/20" office:value-type="float" office:value="0.27156154589477" calcext:value-type="float">
            <text:p>0.2715615459</text:p>
          </table:table-cell>
        </table:table-row>
        <table:table-row table:style-name="ro1">
          <table:table-cell office:value-type="float" office:value="10303.342085" calcext:value-type="float">
            <text:p>10303.342085</text:p>
          </table:table-cell>
          <table:table-cell office:value-type="float" office:value="6519.181022" calcext:value-type="float">
            <text:p>6519.181022</text:p>
          </table:table-cell>
          <table:table-cell office:value-type="float" office:value="3091.61744" calcext:value-type="float">
            <text:p>3091.61744</text:p>
          </table:table-cell>
          <table:table-cell office:value-type="float" office:value="5603.355958" calcext:value-type="float">
            <text:p>5603.355958</text:p>
          </table:table-cell>
          <table:table-cell office:value-type="float" office:value="3042.175409" calcext:value-type="float">
            <text:p>3042.175409</text:p>
          </table:table-cell>
          <table:table-cell office:value-type="float" office:value="7032.8256" calcext:value-type="float">
            <text:p>7032.8256</text:p>
          </table:table-cell>
          <table:table-cell office:value-type="float" office:value="3574.941664" calcext:value-type="float">
            <text:p>3574.941664</text:p>
          </table:table-cell>
          <table:table-cell office:value-type="float" office:value="3268.654552" calcext:value-type="float">
            <text:p>3268.654552</text:p>
          </table:table-cell>
          <table:table-cell office:value-type="float" office:value="5756.722289" calcext:value-type="float">
            <text:p>5756.722289</text:p>
          </table:table-cell>
          <table:table-cell office:value-type="float" office:value="3487.570944" calcext:value-type="float">
            <text:p>3487.570944</text:p>
          </table:table-cell>
          <table:table-cell office:value-type="float" office:value="3435.69568" calcext:value-type="float">
            <text:p>3435.69568</text:p>
          </table:table-cell>
          <table:table-cell table:number-columns-repeated="3"/>
          <table:table-cell table:formula="of:=[.A3]+[.B3]+[.C3]+[.D3]+[.E3]+[.F3]+[.G3]+[.H3]+[.I3]" office:value-type="float" office:value="48192.816019" calcext:value-type="float">
            <text:p>48192.816019</text:p>
          </table:table-cell>
          <table:table-cell table:formula="of:=13070/[.O3]" office:value-type="float" office:value="0.271202247132584" calcext:value-type="float">
            <text:p>0.2712022471</text:p>
          </table:table-cell>
          <table:table-cell/>
        </table:table-row>
        <table:table-row table:style-name="ro1">
          <table:table-cell office:value-type="float" office:value="10261.921506" calcext:value-type="float">
            <text:p>10261.921506</text:p>
          </table:table-cell>
          <table:table-cell office:value-type="float" office:value="6481.353199" calcext:value-type="float">
            <text:p>6481.353199</text:p>
          </table:table-cell>
          <table:table-cell office:value-type="float" office:value="3158.558101" calcext:value-type="float">
            <text:p>3158.558101</text:p>
          </table:table-cell>
          <table:table-cell office:value-type="float" office:value="5832.040341" calcext:value-type="float">
            <text:p>5832.040341</text:p>
          </table:table-cell>
          <table:table-cell office:value-type="float" office:value="3121.881034" calcext:value-type="float">
            <text:p>3121.881034</text:p>
          </table:table-cell>
          <table:table-cell office:value-type="float" office:value="6962.533888" calcext:value-type="float">
            <text:p>6962.533888</text:p>
          </table:table-cell>
          <table:table-cell office:value-type="float" office:value="3589.85552" calcext:value-type="float">
            <text:p>3589.85552</text:p>
          </table:table-cell>
          <table:table-cell office:value-type="float" office:value="3158.814988" calcext:value-type="float">
            <text:p>3158.814988</text:p>
          </table:table-cell>
          <table:table-cell office:value-type="float" office:value="5764.049718" calcext:value-type="float">
            <text:p>5764.049718</text:p>
          </table:table-cell>
          <table:table-cell office:value-type="float" office:value="3454.265952" calcext:value-type="float">
            <text:p>3454.265952</text:p>
          </table:table-cell>
          <table:table-cell office:value-type="float" office:value="3461.895488" calcext:value-type="float">
            <text:p>3461.895488</text:p>
          </table:table-cell>
          <table:table-cell table:number-columns-repeated="3"/>
          <table:table-cell table:formula="of:=[.A4]+[.B4]+[.C4]+[.D4]+[.E4]+[.F4]+[.G4]+[.H4]+[.I4]" office:value-type="float" office:value="48331.008295" calcext:value-type="float">
            <text:p>48331.008295</text:p>
          </table:table-cell>
          <table:table-cell table:formula="of:=13070/[.O4]" office:value-type="float" office:value="0.270426801779597" calcext:value-type="float">
            <text:p>0.2704268018</text:p>
          </table:table-cell>
          <table:table-cell/>
        </table:table-row>
        <table:table-row table:style-name="ro1">
          <table:table-cell office:value-type="float" office:value="10400.871548" calcext:value-type="float">
            <text:p>10400.871548</text:p>
          </table:table-cell>
          <table:table-cell office:value-type="float" office:value="6436.783094" calcext:value-type="float">
            <text:p>6436.783094</text:p>
          </table:table-cell>
          <table:table-cell office:value-type="float" office:value="3172.512571" calcext:value-type="float">
            <text:p>3172.512571</text:p>
          </table:table-cell>
          <table:table-cell office:value-type="float" office:value="5628.26402" calcext:value-type="float">
            <text:p>5628.26402</text:p>
          </table:table-cell>
          <table:table-cell office:value-type="float" office:value="3095.858349" calcext:value-type="float">
            <text:p>3095.858349</text:p>
          </table:table-cell>
          <table:table-cell office:value-type="float" office:value="7098.209312" calcext:value-type="float">
            <text:p>7098.209312</text:p>
          </table:table-cell>
          <table:table-cell office:value-type="float" office:value="3570.9392" calcext:value-type="float">
            <text:p>3570.9392</text:p>
          </table:table-cell>
          <table:table-cell office:value-type="float" office:value="3224.323774" calcext:value-type="float">
            <text:p>3224.323774</text:p>
          </table:table-cell>
          <table:table-cell office:value-type="float" office:value="5954.189559" calcext:value-type="float">
            <text:p>5954.189559</text:p>
          </table:table-cell>
          <table:table-cell office:value-type="float" office:value="3461.89456" calcext:value-type="float">
            <text:p>3461.89456</text:p>
          </table:table-cell>
          <table:table-cell office:value-type="float" office:value="3419.403264" calcext:value-type="float">
            <text:p>3419.403264</text:p>
          </table:table-cell>
          <table:table-cell table:number-columns-repeated="3"/>
          <table:table-cell table:formula="of:=[.A5]+[.B5]+[.C5]+[.D5]+[.E5]+[.F5]+[.G5]+[.H5]+[.I5]" office:value-type="float" office:value="48581.951427" calcext:value-type="float">
            <text:p>48581.951427</text:p>
          </table:table-cell>
          <table:table-cell table:formula="of:=13070/[.O5]" office:value-type="float" office:value="0.269029950755255" calcext:value-type="float">
            <text:p>0.2690299508</text:p>
          </table:table-cell>
          <table:table-cell/>
        </table:table-row>
        <table:table-row table:style-name="ro1">
          <table:table-cell office:value-type="float" office:value="10131.98222" calcext:value-type="float">
            <text:p>10131.98222</text:p>
          </table:table-cell>
          <table:table-cell office:value-type="float" office:value="6454.332593" calcext:value-type="float">
            <text:p>6454.332593</text:p>
          </table:table-cell>
          <table:table-cell office:value-type="float" office:value="3142.114214" calcext:value-type="float">
            <text:p>3142.114214</text:p>
          </table:table-cell>
          <table:table-cell office:value-type="float" office:value="5631.620829" calcext:value-type="float">
            <text:p>5631.620829</text:p>
          </table:table-cell>
          <table:table-cell office:value-type="float" office:value="3075.142579" calcext:value-type="float">
            <text:p>3075.142579</text:p>
          </table:table-cell>
          <table:table-cell office:value-type="float" office:value="6940.688032" calcext:value-type="float">
            <text:p>6940.688032</text:p>
          </table:table-cell>
          <table:table-cell office:value-type="float" office:value="3586.335392" calcext:value-type="float">
            <text:p>3586.335392</text:p>
          </table:table-cell>
          <table:table-cell office:value-type="float" office:value="3220.474163" calcext:value-type="float">
            <text:p>3220.474163</text:p>
          </table:table-cell>
          <table:table-cell office:value-type="float" office:value="5594.02878" calcext:value-type="float">
            <text:p>5594.02878</text:p>
          </table:table-cell>
          <table:table-cell office:value-type="float" office:value="3517.50144" calcext:value-type="float">
            <text:p>3517.50144</text:p>
          </table:table-cell>
          <table:table-cell office:value-type="float" office:value="3425.940672" calcext:value-type="float">
            <text:p>3425.940672</text:p>
          </table:table-cell>
          <table:table-cell table:number-columns-repeated="3"/>
          <table:table-cell table:formula="of:=[.A6]+[.B6]+[.C6]+[.D6]+[.E6]+[.F6]+[.G6]+[.H6]+[.I6]" office:value-type="float" office:value="47776.718802" calcext:value-type="float">
            <text:p>47776.718802</text:p>
          </table:table-cell>
          <table:table-cell table:formula="of:=13070/[.O6]" office:value-type="float" office:value="0.273564202978562" calcext:value-type="float">
            <text:p>0.273564203</text:p>
          </table:table-cell>
          <table:table-cell/>
        </table:table-row>
        <table:table-row table:style-name="ro1">
          <table:table-cell office:value-type="float" office:value="10485.773104" calcext:value-type="float">
            <text:p>10485.773104</text:p>
          </table:table-cell>
          <table:table-cell office:value-type="float" office:value="6502.989883" calcext:value-type="float">
            <text:p>6502.989883</text:p>
          </table:table-cell>
          <table:table-cell office:value-type="float" office:value="3155.889293" calcext:value-type="float">
            <text:p>3155.889293</text:p>
          </table:table-cell>
          <table:table-cell office:value-type="float" office:value="5788.533133" calcext:value-type="float">
            <text:p>5788.533133</text:p>
          </table:table-cell>
          <table:table-cell office:value-type="float" office:value="3065.426518" calcext:value-type="float">
            <text:p>3065.426518</text:p>
          </table:table-cell>
          <table:table-cell office:value-type="float" office:value="6941.235584" calcext:value-type="float">
            <text:p>6941.235584</text:p>
          </table:table-cell>
          <table:table-cell office:value-type="float" office:value="3583.907872" calcext:value-type="float">
            <text:p>3583.907872</text:p>
          </table:table-cell>
          <table:table-cell office:value-type="float" office:value="3151.661244" calcext:value-type="float">
            <text:p>3151.661244</text:p>
          </table:table-cell>
          <table:table-cell office:value-type="float" office:value="5796.418568" calcext:value-type="float">
            <text:p>5796.418568</text:p>
          </table:table-cell>
          <table:table-cell office:value-type="float" office:value="3443.155104" calcext:value-type="float">
            <text:p>3443.155104</text:p>
          </table:table-cell>
          <table:table-cell office:value-type="float" office:value="3514.031168" calcext:value-type="float">
            <text:p>3514.031168</text:p>
          </table:table-cell>
          <table:table-cell table:number-columns-repeated="3"/>
          <table:table-cell table:formula="of:=[.A7]+[.B7]+[.C7]+[.D7]+[.E7]+[.F7]+[.G7]+[.H7]+[.I7]" office:value-type="float" office:value="48471.835199" calcext:value-type="float">
            <text:p>48471.835199</text:p>
          </table:table-cell>
          <table:table-cell table:formula="of:=13070/[.O7]" office:value-type="float" office:value="0.269641121412907" calcext:value-type="float">
            <text:p>0.2696411214</text:p>
          </table:table-cell>
          <table:table-cell/>
        </table:table-row>
        <table:table-row table:style-name="ro1">
          <table:table-cell office:value-type="float" office:value="10435.723514" calcext:value-type="float">
            <text:p>10435.723514</text:p>
          </table:table-cell>
          <table:table-cell office:value-type="float" office:value="6558.64191" calcext:value-type="float">
            <text:p>6558.64191</text:p>
          </table:table-cell>
          <table:table-cell office:value-type="float" office:value="3253.834752" calcext:value-type="float">
            <text:p>3253.834752</text:p>
          </table:table-cell>
          <table:table-cell office:value-type="float" office:value="6056.812057" calcext:value-type="float">
            <text:p>6056.812057</text:p>
          </table:table-cell>
          <table:table-cell office:value-type="float" office:value="3107.074579" calcext:value-type="float">
            <text:p>3107.074579</text:p>
          </table:table-cell>
          <table:table-cell office:value-type="float" office:value="6957.773248" calcext:value-type="float">
            <text:p>6957.773248</text:p>
          </table:table-cell>
          <table:table-cell office:value-type="float" office:value="3580.697024" calcext:value-type="float">
            <text:p>3580.697024</text:p>
          </table:table-cell>
          <table:table-cell office:value-type="float" office:value="3069.070619" calcext:value-type="float">
            <text:p>3069.070619</text:p>
          </table:table-cell>
          <table:table-cell office:value-type="float" office:value="5687.737767" calcext:value-type="float">
            <text:p>5687.737767</text:p>
          </table:table-cell>
          <table:table-cell office:value-type="float" office:value="3408.036032" calcext:value-type="float">
            <text:p>3408.036032</text:p>
          </table:table-cell>
          <table:table-cell office:value-type="float" office:value="3427.369216" calcext:value-type="float">
            <text:p>3427.369216</text:p>
          </table:table-cell>
          <table:table-cell table:number-columns-repeated="3"/>
          <table:table-cell table:formula="of:=[.A8]+[.B8]+[.C8]+[.D8]+[.E8]+[.F8]+[.G8]+[.H8]+[.I8]" office:value-type="float" office:value="48707.36547" calcext:value-type="float">
            <text:p>48707.36547</text:p>
          </table:table-cell>
          <table:table-cell table:formula="of:=13070/[.O8]" office:value-type="float" office:value="0.268337239632682" calcext:value-type="float">
            <text:p>0.2683372396</text:p>
          </table:table-cell>
          <table:table-cell/>
        </table:table-row>
        <table:table-row table:style-name="ro1">
          <table:table-cell office:value-type="float" office:value="10360.478708" calcext:value-type="float">
            <text:p>10360.478708</text:p>
          </table:table-cell>
          <table:table-cell office:value-type="float" office:value="6398.229112" calcext:value-type="float">
            <text:p>6398.229112</text:p>
          </table:table-cell>
          <table:table-cell office:value-type="float" office:value="3144.249666" calcext:value-type="float">
            <text:p>3144.249666</text:p>
          </table:table-cell>
          <table:table-cell office:value-type="float" office:value="5972.624155" calcext:value-type="float">
            <text:p>5972.624155</text:p>
          </table:table-cell>
          <table:table-cell office:value-type="float" office:value="3168.645029" calcext:value-type="float">
            <text:p>3168.645029</text:p>
          </table:table-cell>
          <table:table-cell office:value-type="float" office:value="7142.698944" calcext:value-type="float">
            <text:p>7142.698944</text:p>
          </table:table-cell>
          <table:table-cell office:value-type="float" office:value="3680.897728" calcext:value-type="float">
            <text:p>3680.897728</text:p>
          </table:table-cell>
          <table:table-cell office:value-type="float" office:value="3095.905335" calcext:value-type="float">
            <text:p>3095.905335</text:p>
          </table:table-cell>
          <table:table-cell office:value-type="float" office:value="5759.432215" calcext:value-type="float">
            <text:p>5759.432215</text:p>
          </table:table-cell>
          <table:table-cell office:value-type="float" office:value="3467.87392" calcext:value-type="float">
            <text:p>3467.87392</text:p>
          </table:table-cell>
          <table:table-cell office:value-type="float" office:value="3463.147776" calcext:value-type="float">
            <text:p>3463.147776</text:p>
          </table:table-cell>
          <table:table-cell table:number-columns-repeated="3"/>
          <table:table-cell table:formula="of:=[.A9]+[.B9]+[.C9]+[.D9]+[.E9]+[.F9]+[.G9]+[.H9]+[.I9]" office:value-type="float" office:value="48723.160892" calcext:value-type="float">
            <text:p>48723.160892</text:p>
          </table:table-cell>
          <table:table-cell table:formula="of:=13070/[.O9]" office:value-type="float" office:value="0.268250248151408" calcext:value-type="float">
            <text:p>0.2682502482</text:p>
          </table:table-cell>
          <table:table-cell/>
        </table:table-row>
        <table:table-row table:style-name="ro1">
          <table:table-cell office:value-type="float" office:value="10110.369111" calcext:value-type="float">
            <text:p>10110.369111</text:p>
          </table:table-cell>
          <table:table-cell office:value-type="float" office:value="6646.293183" calcext:value-type="float">
            <text:p>6646.293183</text:p>
          </table:table-cell>
          <table:table-cell office:value-type="float" office:value="3146.235398" calcext:value-type="float">
            <text:p>3146.235398</text:p>
          </table:table-cell>
          <table:table-cell office:value-type="float" office:value="5599.433551" calcext:value-type="float">
            <text:p>5599.433551</text:p>
          </table:table-cell>
          <table:table-cell office:value-type="float" office:value="3084.853469" calcext:value-type="float">
            <text:p>3084.853469</text:p>
          </table:table-cell>
          <table:table-cell office:value-type="float" office:value="6902.508352" calcext:value-type="float">
            <text:p>6902.508352</text:p>
          </table:table-cell>
          <table:table-cell office:value-type="float" office:value="3585.560992" calcext:value-type="float">
            <text:p>3585.560992</text:p>
          </table:table-cell>
          <table:table-cell office:value-type="float" office:value="3106.031484" calcext:value-type="float">
            <text:p>3106.031484</text:p>
          </table:table-cell>
          <table:table-cell office:value-type="float" office:value="5629.440495" calcext:value-type="float">
            <text:p>5629.440495</text:p>
          </table:table-cell>
          <table:table-cell office:value-type="float" office:value="3535.45872" calcext:value-type="float">
            <text:p>3535.45872</text:p>
          </table:table-cell>
          <table:table-cell office:value-type="float" office:value="3455.505408" calcext:value-type="float">
            <text:p>3455.505408</text:p>
          </table:table-cell>
          <table:table-cell table:number-columns-repeated="3"/>
          <table:table-cell table:formula="of:=[.A10]+[.B10]+[.C10]+[.D10]+[.E10]+[.F10]+[.G10]+[.H10]+[.I10]" office:value-type="float" office:value="47810.726035" calcext:value-type="float">
            <text:p>47810.726035</text:p>
          </table:table-cell>
          <table:table-cell table:formula="of:=13070/[.O10]" office:value-type="float" office:value="0.27336961983033" calcext:value-type="float">
            <text:p>0.2733696198</text:p>
          </table:table-cell>
          <table:table-cell/>
        </table:table-row>
        <table:table-row table:style-name="ro1">
          <table:table-cell office:value-type="float" office:value="10347.082861" calcext:value-type="float">
            <text:p>10347.082861</text:p>
          </table:table-cell>
          <table:table-cell office:value-type="float" office:value="6378.365763" calcext:value-type="float">
            <text:p>6378.365763</text:p>
          </table:table-cell>
          <table:table-cell office:value-type="float" office:value="3207.498287" calcext:value-type="float">
            <text:p>3207.498287</text:p>
          </table:table-cell>
          <table:table-cell office:value-type="float" office:value="5798.10085" calcext:value-type="float">
            <text:p>5798.10085</text:p>
          </table:table-cell>
          <table:table-cell office:value-type="float" office:value="3094.897082" calcext:value-type="float">
            <text:p>3094.897082</text:p>
          </table:table-cell>
          <table:table-cell office:value-type="float" office:value="6941.987264" calcext:value-type="float">
            <text:p>6941.987264</text:p>
          </table:table-cell>
          <table:table-cell office:value-type="float" office:value="3618.345408" calcext:value-type="float">
            <text:p>3618.345408</text:p>
          </table:table-cell>
          <table:table-cell office:value-type="float" office:value="3014.815329" calcext:value-type="float">
            <text:p>3014.815329</text:p>
          </table:table-cell>
          <table:table-cell office:value-type="float" office:value="5674.32828" calcext:value-type="float">
            <text:p>5674.32828</text:p>
          </table:table-cell>
          <table:table-cell office:value-type="float" office:value="3451.972768" calcext:value-type="float">
            <text:p>3451.972768</text:p>
          </table:table-cell>
          <table:table-cell office:value-type="float" office:value="3400.830496" calcext:value-type="float">
            <text:p>3400.830496</text:p>
          </table:table-cell>
          <table:table-cell table:number-columns-repeated="3"/>
          <table:table-cell table:formula="of:=[.A11]+[.B11]+[.C11]+[.D11]+[.E11]+[.F11]+[.G11]+[.H11]+[.I11]" office:value-type="float" office:value="48075.421124" calcext:value-type="float">
            <text:p>48075.421124</text:p>
          </table:table-cell>
          <table:table-cell table:formula="of:=13070/[.O11]" office:value-type="float" office:value="0.271864493215541" calcext:value-type="float">
            <text:p>0.2718644932</text:p>
          </table:table-cell>
          <table:table-cell/>
        </table:table-row>
        <table:table-row table:style-name="ro1">
          <table:table-cell office:value-type="float" office:value="10194.979351" calcext:value-type="float">
            <text:p>10194.979351</text:p>
          </table:table-cell>
          <table:table-cell office:value-type="float" office:value="6325.811718" calcext:value-type="float">
            <text:p>6325.811718</text:p>
          </table:table-cell>
          <table:table-cell office:value-type="float" office:value="3171.708162" calcext:value-type="float">
            <text:p>3171.708162</text:p>
          </table:table-cell>
          <table:table-cell office:value-type="float" office:value="5708.237667" calcext:value-type="float">
            <text:p>5708.237667</text:p>
          </table:table-cell>
          <table:table-cell office:value-type="float" office:value="3040.795795" calcext:value-type="float">
            <text:p>3040.795795</text:p>
          </table:table-cell>
          <table:table-cell office:value-type="float" office:value="6927.873184" calcext:value-type="float">
            <text:p>6927.873184</text:p>
          </table:table-cell>
          <table:table-cell office:value-type="float" office:value="3591.002624" calcext:value-type="float">
            <text:p>3591.002624</text:p>
          </table:table-cell>
          <table:table-cell office:value-type="float" office:value="3069.672928" calcext:value-type="float">
            <text:p>3069.672928</text:p>
          </table:table-cell>
          <table:table-cell office:value-type="float" office:value="5552.405075" calcext:value-type="float">
            <text:p>5552.405075</text:p>
          </table:table-cell>
          <table:table-cell office:value-type="float" office:value="3465.619296" calcext:value-type="float">
            <text:p>3465.619296</text:p>
          </table:table-cell>
          <table:table-cell office:value-type="float" office:value="3598.737248" calcext:value-type="float">
            <text:p>3598.737248</text:p>
          </table:table-cell>
          <table:table-cell table:number-columns-repeated="3"/>
          <table:table-cell table:formula="of:=[.A12]+[.B12]+[.C12]+[.D12]+[.E12]+[.F12]+[.G12]+[.H12]+[.I12]" office:value-type="float" office:value="47582.486504" calcext:value-type="float">
            <text:p>47582.486504</text:p>
          </table:table-cell>
          <table:table-cell table:formula="of:=13070/[.O12]" office:value-type="float" office:value="0.274680895436208" calcext:value-type="float">
            <text:p>0.2746808954</text:p>
          </table:table-cell>
          <table:table-cell/>
        </table:table-row>
        <table:table-row table:style-name="ro1">
          <table:table-cell office:value-type="float" office:value="10062.97435" calcext:value-type="float">
            <text:p>10062.97435</text:p>
          </table:table-cell>
          <table:table-cell office:value-type="float" office:value="6269.080064" calcext:value-type="float">
            <text:p>6269.080064</text:p>
          </table:table-cell>
          <table:table-cell office:value-type="float" office:value="3172.62157" calcext:value-type="float">
            <text:p>3172.62157</text:p>
          </table:table-cell>
          <table:table-cell office:value-type="float" office:value="5654.529631" calcext:value-type="float">
            <text:p>5654.529631</text:p>
          </table:table-cell>
          <table:table-cell office:value-type="float" office:value="3144.959937" calcext:value-type="float">
            <text:p>3144.959937</text:p>
          </table:table-cell>
          <table:table-cell office:value-type="float" office:value="7068.755712" calcext:value-type="float">
            <text:p>7068.755712</text:p>
          </table:table-cell>
          <table:table-cell office:value-type="float" office:value="3593.317632" calcext:value-type="float">
            <text:p>3593.317632</text:p>
          </table:table-cell>
          <table:table-cell office:value-type="float" office:value="3066.353045" calcext:value-type="float">
            <text:p>3066.353045</text:p>
          </table:table-cell>
          <table:table-cell office:value-type="float" office:value="5708.565073" calcext:value-type="float">
            <text:p>5708.565073</text:p>
          </table:table-cell>
          <table:table-cell office:value-type="float" office:value="3472.604768" calcext:value-type="float">
            <text:p>3472.604768</text:p>
          </table:table-cell>
          <table:table-cell office:value-type="float" office:value="3454.89376" calcext:value-type="float">
            <text:p>3454.89376</text:p>
          </table:table-cell>
          <table:table-cell table:number-columns-repeated="3"/>
          <table:table-cell table:formula="of:=[.A13]+[.B13]+[.C13]+[.D13]+[.E13]+[.F13]+[.G13]+[.H13]+[.I13]" office:value-type="float" office:value="47741.157014" calcext:value-type="float">
            <text:p>47741.157014</text:p>
          </table:table-cell>
          <table:table-cell table:formula="of:=13070/[.O13]" office:value-type="float" office:value="0.273767977516072" calcext:value-type="float">
            <text:p>0.2737679775</text:p>
          </table:table-cell>
          <table:table-cell/>
        </table:table-row>
        <table:table-row table:style-name="ro1">
          <table:table-cell office:value-type="float" office:value="10366.601812" calcext:value-type="float">
            <text:p>10366.601812</text:p>
          </table:table-cell>
          <table:table-cell office:value-type="float" office:value="6383.459294" calcext:value-type="float">
            <text:p>6383.459294</text:p>
          </table:table-cell>
          <table:table-cell office:value-type="float" office:value="3191.017535" calcext:value-type="float">
            <text:p>3191.017535</text:p>
          </table:table-cell>
          <table:table-cell office:value-type="float" office:value="5615.708818" calcext:value-type="float">
            <text:p>5615.708818</text:p>
          </table:table-cell>
          <table:table-cell office:value-type="float" office:value="3190.337478" calcext:value-type="float">
            <text:p>3190.337478</text:p>
          </table:table-cell>
          <table:table-cell office:value-type="float" office:value="6946.313504" calcext:value-type="float">
            <text:p>6946.313504</text:p>
          </table:table-cell>
          <table:table-cell office:value-type="float" office:value="3578.23632" calcext:value-type="float">
            <text:p>3578.23632</text:p>
          </table:table-cell>
          <table:table-cell office:value-type="float" office:value="3219.757713" calcext:value-type="float">
            <text:p>3219.757713</text:p>
          </table:table-cell>
          <table:table-cell office:value-type="float" office:value="5793.977987" calcext:value-type="float">
            <text:p>5793.977987</text:p>
          </table:table-cell>
          <table:table-cell office:value-type="float" office:value="3547.016672" calcext:value-type="float">
            <text:p>3547.016672</text:p>
          </table:table-cell>
          <table:table-cell office:value-type="float" office:value="3440.533088" calcext:value-type="float">
            <text:p>3440.533088</text:p>
          </table:table-cell>
          <table:table-cell table:number-columns-repeated="3"/>
          <table:table-cell table:formula="of:=[.A14]+[.B14]+[.C14]+[.D14]+[.E14]+[.F14]+[.G14]+[.H14]+[.I14]" office:value-type="float" office:value="48285.410461" calcext:value-type="float">
            <text:p>48285.410461</text:p>
          </table:table-cell>
          <table:table-cell table:formula="of:=13070/[.O14]" office:value-type="float" office:value="0.2706821765667" calcext:value-type="float">
            <text:p>0.2706821766</text:p>
          </table:table-cell>
          <table:table-cell/>
        </table:table-row>
        <table:table-row table:style-name="ro1">
          <table:table-cell office:value-type="float" office:value="10365.129024" calcext:value-type="float">
            <text:p>10365.129024</text:p>
          </table:table-cell>
          <table:table-cell office:value-type="float" office:value="6325.61987" calcext:value-type="float">
            <text:p>6325.61987</text:p>
          </table:table-cell>
          <table:table-cell office:value-type="float" office:value="3141.346909" calcext:value-type="float">
            <text:p>3141.346909</text:p>
          </table:table-cell>
          <table:table-cell office:value-type="float" office:value="5692.850632" calcext:value-type="float">
            <text:p>5692.850632</text:p>
          </table:table-cell>
          <table:table-cell office:value-type="float" office:value="3082.365563" calcext:value-type="float">
            <text:p>3082.365563</text:p>
          </table:table-cell>
          <table:table-cell office:value-type="float" office:value="6944.166624" calcext:value-type="float">
            <text:p>6944.166624</text:p>
          </table:table-cell>
          <table:table-cell office:value-type="float" office:value="3575.43008" calcext:value-type="float">
            <text:p>3575.43008</text:p>
          </table:table-cell>
          <table:table-cell office:value-type="float" office:value="3037.503493" calcext:value-type="float">
            <text:p>3037.503493</text:p>
          </table:table-cell>
          <table:table-cell office:value-type="float" office:value="5703.19109" calcext:value-type="float">
            <text:p>5703.19109</text:p>
          </table:table-cell>
          <table:table-cell office:value-type="float" office:value="3474.136672" calcext:value-type="float">
            <text:p>3474.136672</text:p>
          </table:table-cell>
          <table:table-cell office:value-type="float" office:value="3410.387584" calcext:value-type="float">
            <text:p>3410.387584</text:p>
          </table:table-cell>
          <table:table-cell table:number-columns-repeated="3"/>
          <table:table-cell table:formula="of:=[.A15]+[.B15]+[.C15]+[.D15]+[.E15]+[.F15]+[.G15]+[.H15]+[.I15]" office:value-type="float" office:value="47867.603285" calcext:value-type="float">
            <text:p>47867.603285</text:p>
          </table:table-cell>
          <table:table-cell table:formula="of:=13070/[.O15]" office:value-type="float" office:value="0.273044796543964" calcext:value-type="float">
            <text:p>0.2730447965</text:p>
          </table:table-cell>
          <table:table-cell/>
        </table:table-row>
        <table:table-row table:style-name="ro1">
          <table:table-cell office:value-type="float" office:value="10103.085494" calcext:value-type="float">
            <text:p>10103.085494</text:p>
          </table:table-cell>
          <table:table-cell office:value-type="float" office:value="6505.170556" calcext:value-type="float">
            <text:p>6505.170556</text:p>
          </table:table-cell>
          <table:table-cell office:value-type="float" office:value="3169.226882" calcext:value-type="float">
            <text:p>3169.226882</text:p>
          </table:table-cell>
          <table:table-cell office:value-type="float" office:value="5607.466331" calcext:value-type="float">
            <text:p>5607.466331</text:p>
          </table:table-cell>
          <table:table-cell office:value-type="float" office:value="3195.188923" calcext:value-type="float">
            <text:p>3195.188923</text:p>
          </table:table-cell>
          <table:table-cell office:value-type="float" office:value="6927.187168" calcext:value-type="float">
            <text:p>6927.187168</text:p>
          </table:table-cell>
          <table:table-cell office:value-type="float" office:value="3679.86608" calcext:value-type="float">
            <text:p>3679.86608</text:p>
          </table:table-cell>
          <table:table-cell office:value-type="float" office:value="3010.787045" calcext:value-type="float">
            <text:p>3010.787045</text:p>
          </table:table-cell>
          <table:table-cell office:value-type="float" office:value="5808.389105" calcext:value-type="float">
            <text:p>5808.389105</text:p>
          </table:table-cell>
          <table:table-cell office:value-type="float" office:value="3464.019648" calcext:value-type="float">
            <text:p>3464.019648</text:p>
          </table:table-cell>
          <table:table-cell office:value-type="float" office:value="3427.112224" calcext:value-type="float">
            <text:p>3427.112224</text:p>
          </table:table-cell>
          <table:table-cell table:number-columns-repeated="3"/>
          <table:table-cell table:formula="of:=[.A16]+[.B16]+[.C16]+[.D16]+[.E16]+[.F16]+[.G16]+[.H16]+[.I16]" office:value-type="float" office:value="48006.367584" calcext:value-type="float">
            <text:p>48006.367584</text:p>
          </table:table-cell>
          <table:table-cell table:formula="of:=13070/[.O16]" office:value-type="float" office:value="0.272255549789943" calcext:value-type="float">
            <text:p>0.2722555498</text:p>
          </table:table-cell>
          <table:table-cell/>
        </table:table-row>
        <table:table-row table:style-name="ro1">
          <table:table-cell office:value-type="float" office:value="10609.765112" calcext:value-type="float">
            <text:p>10609.765112</text:p>
          </table:table-cell>
          <table:table-cell office:value-type="float" office:value="6446.157216" calcext:value-type="float">
            <text:p>6446.157216</text:p>
          </table:table-cell>
          <table:table-cell office:value-type="float" office:value="3103.727616" calcext:value-type="float">
            <text:p>3103.727616</text:p>
          </table:table-cell>
          <table:table-cell office:value-type="float" office:value="6042.957864" calcext:value-type="float">
            <text:p>6042.957864</text:p>
          </table:table-cell>
          <table:table-cell office:value-type="float" office:value="3106.593864" calcext:value-type="float">
            <text:p>3106.593864</text:p>
          </table:table-cell>
          <table:table-cell office:value-type="float" office:value="7008.569824" calcext:value-type="float">
            <text:p>7008.569824</text:p>
          </table:table-cell>
          <table:table-cell office:value-type="float" office:value="3598.689984" calcext:value-type="float">
            <text:p>3598.689984</text:p>
          </table:table-cell>
          <table:table-cell office:value-type="float" office:value="3043.421226" calcext:value-type="float">
            <text:p>3043.421226</text:p>
          </table:table-cell>
          <table:table-cell office:value-type="float" office:value="5703.586575" calcext:value-type="float">
            <text:p>5703.586575</text:p>
          </table:table-cell>
          <table:table-cell office:value-type="float" office:value="3412.372512" calcext:value-type="float">
            <text:p>3412.372512</text:p>
          </table:table-cell>
          <table:table-cell office:value-type="float" office:value="3438.804128" calcext:value-type="float">
            <text:p>3438.804128</text:p>
          </table:table-cell>
          <table:table-cell table:number-columns-repeated="3"/>
          <table:table-cell table:formula="of:=[.A17]+[.B17]+[.C17]+[.D17]+[.E17]+[.F17]+[.G17]+[.H17]+[.I17]" office:value-type="float" office:value="48663.469281" calcext:value-type="float">
            <text:p>48663.469281</text:p>
          </table:table-cell>
          <table:table-cell table:formula="of:=13070/[.O17]" office:value-type="float" office:value="0.268579289415829" calcext:value-type="float">
            <text:p>0.2685792894</text:p>
          </table:table-cell>
          <table:table-cell/>
        </table:table-row>
        <table:table-row table:style-name="ro1">
          <table:table-cell office:value-type="float" office:value="10141.377858" calcext:value-type="float">
            <text:p>10141.377858</text:p>
          </table:table-cell>
          <table:table-cell office:value-type="float" office:value="6340.353919" calcext:value-type="float">
            <text:p>6340.353919</text:p>
          </table:table-cell>
          <table:table-cell office:value-type="float" office:value="3133.904797" calcext:value-type="float">
            <text:p>3133.904797</text:p>
          </table:table-cell>
          <table:table-cell office:value-type="float" office:value="5913.774455" calcext:value-type="float">
            <text:p>5913.774455</text:p>
          </table:table-cell>
          <table:table-cell office:value-type="float" office:value="3140.440442" calcext:value-type="float">
            <text:p>3140.440442</text:p>
          </table:table-cell>
          <table:table-cell office:value-type="float" office:value="6936.261216" calcext:value-type="float">
            <text:p>6936.261216</text:p>
          </table:table-cell>
          <table:table-cell office:value-type="float" office:value="3649.871776" calcext:value-type="float">
            <text:p>3649.871776</text:p>
          </table:table-cell>
          <table:table-cell office:value-type="float" office:value="3158.281986" calcext:value-type="float">
            <text:p>3158.281986</text:p>
          </table:table-cell>
          <table:table-cell office:value-type="float" office:value="5664.114274" calcext:value-type="float">
            <text:p>5664.114274</text:p>
          </table:table-cell>
          <table:table-cell office:value-type="float" office:value="3606.121312" calcext:value-type="float">
            <text:p>3606.121312</text:p>
          </table:table-cell>
          <table:table-cell office:value-type="float" office:value="3555.257984" calcext:value-type="float">
            <text:p>3555.257984</text:p>
          </table:table-cell>
          <table:table-cell table:number-columns-repeated="3"/>
          <table:table-cell table:formula="of:=[.A18]+[.B18]+[.C18]+[.D18]+[.E18]+[.F18]+[.G18]+[.H18]+[.I18]" office:value-type="float" office:value="48078.380723" calcext:value-type="float">
            <text:p>48078.380723</text:p>
          </table:table-cell>
          <table:table-cell table:formula="of:=13070/[.O18]" office:value-type="float" office:value="0.271847757837391" calcext:value-type="float">
            <text:p>0.2718477578</text:p>
          </table:table-cell>
          <table:table-cell/>
        </table:table-row>
        <table:table-row table:style-name="ro1">
          <table:table-cell office:value-type="float" office:value="10250.710371" calcext:value-type="float">
            <text:p>10250.710371</text:p>
          </table:table-cell>
          <table:table-cell office:value-type="float" office:value="6284.820679" calcext:value-type="float">
            <text:p>6284.820679</text:p>
          </table:table-cell>
          <table:table-cell office:value-type="float" office:value="3234.171191" calcext:value-type="float">
            <text:p>3234.171191</text:p>
          </table:table-cell>
          <table:table-cell office:value-type="float" office:value="5760.911754" calcext:value-type="float">
            <text:p>5760.911754</text:p>
          </table:table-cell>
          <table:table-cell office:value-type="float" office:value="3098.817823" calcext:value-type="float">
            <text:p>3098.817823</text:p>
          </table:table-cell>
          <table:table-cell office:value-type="float" office:value="6924.900096" calcext:value-type="float">
            <text:p>6924.900096</text:p>
          </table:table-cell>
          <table:table-cell office:value-type="float" office:value="3601.132864" calcext:value-type="float">
            <text:p>3601.132864</text:p>
          </table:table-cell>
          <table:table-cell office:value-type="float" office:value="3030.660589" calcext:value-type="float">
            <text:p>3030.660589</text:p>
          </table:table-cell>
          <table:table-cell office:value-type="float" office:value="5627.083417" calcext:value-type="float">
            <text:p>5627.083417</text:p>
          </table:table-cell>
          <table:table-cell office:value-type="float" office:value="3464.115104" calcext:value-type="float">
            <text:p>3464.115104</text:p>
          </table:table-cell>
          <table:table-cell office:value-type="float" office:value="3432.29792" calcext:value-type="float">
            <text:p>3432.29792</text:p>
          </table:table-cell>
          <table:table-cell table:number-columns-repeated="3"/>
          <table:table-cell table:formula="of:=[.A19]+[.B19]+[.C19]+[.D19]+[.E19]+[.F19]+[.G19]+[.H19]+[.I19]" office:value-type="float" office:value="47813.208784" calcext:value-type="float">
            <text:p>47813.208784</text:p>
          </table:table-cell>
          <table:table-cell table:formula="of:=13070/[.O19]" office:value-type="float" office:value="0.273355424837617" calcext:value-type="float">
            <text:p>0.2733554248</text:p>
          </table:table-cell>
          <table:table-cell/>
        </table:table-row>
        <table:table-row table:style-name="ro1">
          <table:table-cell office:value-type="float" office:value="10408.22203" calcext:value-type="float">
            <text:p>10408.22203</text:p>
          </table:table-cell>
          <table:table-cell office:value-type="float" office:value="6417.360352" calcext:value-type="float">
            <text:p>6417.360352</text:p>
          </table:table-cell>
          <table:table-cell office:value-type="float" office:value="3166.52897" calcext:value-type="float">
            <text:p>3166.52897</text:p>
          </table:table-cell>
          <table:table-cell office:value-type="float" office:value="5600.831956" calcext:value-type="float">
            <text:p>5600.831956</text:p>
          </table:table-cell>
          <table:table-cell office:value-type="float" office:value="3081.498824" calcext:value-type="float">
            <text:p>3081.498824</text:p>
          </table:table-cell>
          <table:table-cell office:value-type="float" office:value="6918.201856" calcext:value-type="float">
            <text:p>6918.201856</text:p>
          </table:table-cell>
          <table:table-cell office:value-type="float" office:value="3614.480416" calcext:value-type="float">
            <text:p>3614.480416</text:p>
          </table:table-cell>
          <table:table-cell office:value-type="float" office:value="3036.070684" calcext:value-type="float">
            <text:p>3036.070684</text:p>
          </table:table-cell>
          <table:table-cell office:value-type="float" office:value="5679.514428" calcext:value-type="float">
            <text:p>5679.514428</text:p>
          </table:table-cell>
          <table:table-cell office:value-type="float" office:value="3466.796864" calcext:value-type="float">
            <text:p>3466.796864</text:p>
          </table:table-cell>
          <table:table-cell office:value-type="float" office:value="3411.325856" calcext:value-type="float">
            <text:p>3411.325856</text:p>
          </table:table-cell>
          <table:table-cell table:number-columns-repeated="3"/>
          <table:table-cell table:formula="of:=[.A20]+[.B20]+[.C20]+[.D20]+[.E20]+[.F20]+[.G20]+[.H20]+[.I20]" office:value-type="float" office:value="47922.709516" calcext:value-type="float">
            <text:p>47922.709516</text:p>
          </table:table-cell>
          <table:table-cell table:formula="of:=13070/[.O20]" office:value-type="float" office:value="0.272730822860429" calcext:value-type="float">
            <text:p>0.2727308229</text:p>
          </table:table-cell>
          <table:table-cell/>
        </table:table-row>
        <table:table-row table:style-name="ro1">
          <table:table-cell office:value-type="float" office:value="10234.057285" calcext:value-type="float">
            <text:p>10234.057285</text:p>
          </table:table-cell>
          <table:table-cell office:value-type="float" office:value="6360.888897" calcext:value-type="float">
            <text:p>6360.888897</text:p>
          </table:table-cell>
          <table:table-cell office:value-type="float" office:value="3159.048308" calcext:value-type="float">
            <text:p>3159.048308</text:p>
          </table:table-cell>
          <table:table-cell office:value-type="float" office:value="5602.673035" calcext:value-type="float">
            <text:p>5602.673035</text:p>
          </table:table-cell>
          <table:table-cell office:value-type="float" office:value="3150.567018" calcext:value-type="float">
            <text:p>3150.567018</text:p>
          </table:table-cell>
          <table:table-cell office:value-type="float" office:value="7053.373664" calcext:value-type="float">
            <text:p>7053.373664</text:p>
          </table:table-cell>
          <table:table-cell office:value-type="float" office:value="3585.932256" calcext:value-type="float">
            <text:p>3585.932256</text:p>
          </table:table-cell>
          <table:table-cell office:value-type="float" office:value="3065.813235" calcext:value-type="float">
            <text:p>3065.813235</text:p>
          </table:table-cell>
          <table:table-cell office:value-type="float" office:value="6021.11552" calcext:value-type="float">
            <text:p>6021.11552</text:p>
          </table:table-cell>
          <table:table-cell office:value-type="float" office:value="3425.275296" calcext:value-type="float">
            <text:p>3425.275296</text:p>
          </table:table-cell>
          <table:table-cell office:value-type="float" office:value="3462.982144" calcext:value-type="float">
            <text:p>3462.982144</text:p>
          </table:table-cell>
          <table:table-cell table:number-columns-repeated="3"/>
          <table:table-cell table:formula="of:=[.A21]+[.B21]+[.C21]+[.D21]+[.E21]+[.F21]+[.G21]+[.H21]+[.I21]" office:value-type="float" office:value="48233.469218" calcext:value-type="float">
            <text:p>48233.469218</text:p>
          </table:table-cell>
          <table:table-cell table:formula="of:=13070/[.O21]" office:value-type="float" office:value="0.270973666458196" calcext:value-type="float">
            <text:p>0.270973666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 office:value-type="string" calcext:value-type="string">
            <text:p>media</text:p>
          </table:table-cell>
          <table:table-cell table:number-columns-repeated="6"/>
        </table:table-row>
        <table:table-row table:style-name="ro1">
          <table:table-cell table:formula="of:=SUM([.A2:.A21])/20" office:value-type="float" office:value="10282.2278787" calcext:value-type="float">
            <text:p>10282.2278787</text:p>
          </table:table-cell>
          <table:table-cell table:formula="of:=SUM([.B2:.B21])/20" office:value-type="float" office:value="6417.45092785" calcext:value-type="float">
            <text:p>6417.45092785</text:p>
          </table:table-cell>
          <table:table-cell table:formula="of:=SUM([.C2:.C21])/20" office:value-type="float" office:value="3165.81635265" calcext:value-type="float">
            <text:p>3165.81635265</text:p>
          </table:table-cell>
          <table:table-cell table:formula="of:=SUM([.D2:.D21])/20" office:value-type="float" office:value="5765.98923175" calcext:value-type="float">
            <text:p>5765.98923175</text:p>
          </table:table-cell>
          <table:table-cell table:formula="of:=SUM([.E2:.E21])/20" office:value-type="float" office:value="3110.53775065" calcext:value-type="float">
            <text:p>3110.53775065</text:p>
          </table:table-cell>
          <table:table-cell table:formula="of:=SUM([.F2:.F21])/20" office:value-type="float" office:value="6974.0775424" calcext:value-type="float">
            <text:p>6974.0775424</text:p>
          </table:table-cell>
          <table:table-cell table:formula="of:=SUM([.G2:.G21])/20" office:value-type="float" office:value="3599.1055456" calcext:value-type="float">
            <text:p>3599.1055456</text:p>
          </table:table-cell>
          <table:table-cell table:formula="of:=SUM([.H2:.H21])/20" office:value-type="float" office:value="3102.7051682" calcext:value-type="float">
            <text:p>3102.7051682</text:p>
          </table:table-cell>
          <table:table-cell table:formula="of:=SUM([.I2:.I21])/20" office:value-type="float" office:value="5713.6437687" calcext:value-type="float">
            <text:p>5713.6437687</text:p>
          </table:table-cell>
          <table:table-cell table:formula="of:=SUM([.J2:.J21])/20" office:value-type="float" office:value="3471.4728512" calcext:value-type="float">
            <text:p>3471.4728512</text:p>
          </table:table-cell>
          <table:table-cell table:formula="of:=SUM([.K2:.K21])/20" office:value-type="float" office:value="3449.9277744" calcext:value-type="float">
            <text:p>3449.9277744</text:p>
          </table:table-cell>
          <table:table-cell table:number-columns-repeated="6"/>
        </table:table-row>
        <table:table-row table:style-name="ro1">
          <table:table-cell table:formula="of:=[.A24]*[.$Q$2]" office:value-type="float" office:value="2792.25769798207" calcext:value-type="float">
            <text:p>2792.2576979821</text:p>
          </table:table-cell>
          <table:table-cell table:formula="of:=[.B24]*[.$Q$2]" office:value-type="float" office:value="1742.73289467077" calcext:value-type="float">
            <text:p>1742.7328946708</text:p>
          </table:table-cell>
          <table:table-cell table:formula="of:=[.C24]*[.$Q$2]" office:value-type="float" office:value="859.713982744576" calcext:value-type="float">
            <text:p>859.7139827446</text:p>
          </table:table-cell>
          <table:table-cell table:formula="of:=[.D24]*[.$Q$2]" office:value-type="float" office:value="1565.82094938663" calcext:value-type="float">
            <text:p>1565.8209493866</text:p>
          </table:table-cell>
          <table:table-cell table:formula="of:=[.E24]*[.$Q$2]" office:value-type="float" office:value="844.702440130554" calcext:value-type="float">
            <text:p>844.7024401306</text:p>
          </table:table-cell>
          <table:table-cell table:formula="of:=[.F24]*[.$Q$2]" office:value-type="float" office:value="1893.89127860414" calcext:value-type="float">
            <text:p>1893.8912786042</text:p>
          </table:table-cell>
          <table:table-cell table:formula="of:=[.G24]*[.$Q$2]" office:value-type="float" office:value="977.378665801575" calcext:value-type="float">
            <text:p>977.3786658016</text:p>
          </table:table-cell>
          <table:table-cell table:formula="of:=[.H24]*[.$Q$2]" office:value-type="float" office:value="842.575411932084" calcext:value-type="float">
            <text:p>842.5754119321</text:p>
          </table:table-cell>
          <table:table-cell table:formula="of:=[.I24]*[.$Q$2]" office:value-type="float" office:value="1551.60593452019" calcext:value-type="float">
            <text:p>1551.6059345202</text:p>
          </table:table-cell>
          <table:table-cell table:formula="of:=[.J24]*[.$Q$2]" office:value-type="float" office:value="942.718534003596" calcext:value-type="float">
            <text:p>942.7185340036</text:p>
          </table:table-cell>
          <table:table-cell table:formula="of:=[.K24]*[.$Q$2]" office:value-type="float" office:value="936.867719641367" calcext:value-type="float">
            <text:p>936.8677196414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STDEV([.F2:.F21])" office:value-type="float" office:value="68.8833603507251" calcext:value-type="float">
            <text:p>68.8833603507</text:p>
          </table:table-cell>
          <table:table-cell table:formula="of:=STDEV([.G2:.G21])" office:value-type="float" office:value="34.9685253729774" calcext:value-type="float">
            <text:p>34.968525373</text:p>
          </table:table-cell>
          <table:table-cell table:formula="of:=STDEV([.H2:.H21])" office:value-type="float" office:value="81.5679250945404" calcext:value-type="float">
            <text:p>81.5679250945</text:p>
          </table:table-cell>
          <table:table-cell table:formula="of:=STDEV([.I2:.I21])" office:value-type="float" office:value="134.54291870378" calcext:value-type="float">
            <text:p>134.5429187038</text:p>
          </table:table-cell>
          <table:table-cell table:formula="of:=STDEV([.J2:.J21])" office:value-type="float" office:value="49.3736939343012" calcext:value-type="float">
            <text:p>49.3736939343</text:p>
          </table:table-cell>
          <table:table-cell table:formula="of:=STDEV([.K2:.K21])" office:value-type="float" office:value="53.4486894881867" calcext:value-type="float">
            <text:p>53.44868948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/00/0000</text:date>, <text:time style:data-style-name="N2" text:time-value="17:43:18.76365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47:36.904008032</meta:creation-date>
    <dc:date>2019-08-23T11:03:35.253444512</dc:date>
    <meta:editing-duration>P3DT9H18M54S</meta:editing-duration>
    <meta:editing-cycles>4</meta:editing-cycles>
    <meta:generator>LibreOffice/5.1.6.2$Linux_AARCH64 LibreOffice_project/10m0$Build-2</meta:generator>
    <meta:document-statistic meta:table-count="1" meta:cell-count="311" meta:object-count="0"/>
  </office:meta>
</office:document-meta>
</file>